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ython fundamentals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nor Gordon, Ph.D.</text:p>
            <text:p><text:a xlink:href="http://minorgordon.net/" xlink:type="simple">http://minorgordon.net</text:a></text:p>
            <text:p>mail@minorgordon.n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Python programming languag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http://python.org</text:p>
            <text:p>Widely used in:</text:p>
            <text:list text:style-name="L2">
              <text:list-item>
                <text:p text:style-name="P3"><text:span text:style-name="T2">scripting</text:span>: automating common and normally labor-intensive tasks, like downloading and parsing web pages for information</text:p>
              </text:list-item>
              <text:list-item>
                <text:p><text:span text:style-name="T2">web applications</text:span>: Django, Flask, </text:p>
              </text:list-item>
              <text:list-item>
                <text:p><text:span text:style-name="T2">scientific computing</text:span>: scipy, numpy</text:p>
              </text:list-item>
              <text:list-item>
                <text:p><text:span text:style-name="T2">ad hoc structured and semi-structured data analysis</text:span></text:p>
              </text:list-item>
              <text:list-item>
                <text:p><text:span text:style-name="T2">accessing databases</text:span>: relational, key-value, et al.</text:p>
              </text:list-item>
              <text:list-item>
                <text:p text:style-name="P3"><text:span text:style-name="T2">using cloud services</text:span><text:span text:style-name="T3">: boto + Amazon S3/EC2/et al.</text:span></text:p>
              </text:list-item>
            </text:list>
            <text:p>among other applic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easiest fully-fledged, object-oriented programming languages to learn</text:p>
              </text:list-item>
              <text:list-item>
                <text:p>Still extremely useful for intermediate-advanced programmers</text:p>
              </text:list-item>
              <text:list-item>
                <text:p>Large community and great third-party library and tool support</text:p>
              </text:list-item>
              <text:list-item>
                <text:p>Increasingly popular in scientific communities as a replacement or complement to C and FORTRAN</text:p>
                <text:list>
                  <text:list-item>
                    <text:p>scipy, numpy, scikit, i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Charm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 can write Python using any text editor, such as Notepad on Windows or TextEdit on OS X. A Python program is just a text file with the extension .py instead of .txt. You can copy this file to another machine and run it.</text:span></text:p>
              </text:list-item>
              <text:list-item>
                <text:p><text:span text:style-name="T4">An Integrated Development Environment (IDE) makes writing code easier and faster.</text:span></text:p>
                <text:list>
                  <text:list-item>
                    <text:p><text:span text:style-name="T4">Working with a CSV file in Word vs. in Excel.</text:span></text:p>
                  </text:list-item>
                </text:list>
              </text:list-item>
              <text:list-item>
                <text:p><text:span text:style-name="T4">There are several good IDEs for Python:</text:span></text:p>
                <text:list>
                  <text:list-item>
                    <text:p><text:span text:style-name="T4">PyCharm</text:span></text:p>
                  </text:list-item>
                  <text:list-item>
                    <text:p><text:span text:style-name="T4">PyDev</text:span></text:p>
                  </text:list-item>
                  <text:list-item>
                    <text:p><text:span text:style-name="T4">SublimeText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4">Independent software developer</text:span></text:p>
            <text:list text:style-name="L2">
              <text:list-item>
                <text:p><text:span text:style-name="T4">Building tools like web application frameworks for other developers</text:span></text:p>
              </text:list-item>
            </text:list>
            <text:p><text:span text:style-name="T4">Recovering academic</text:span></text:p>
            <text:list text:continue-numbering="true" text:style-name="L2">
              <text:list-item>
                <text:p><text:span text:style-name="T4">Computer Science</text:span></text:p>
              </text:list-item>
            </text:list>
            <text:p><text:span text:style-name="T4"/></text:p>
            <text:p><text:span text:style-name="T4">I use Python for:</text:span></text:p>
            <text:list text:continue-numbering="true" text:style-name="L2">
              <text:list-item>
                <text:p><text:span text:style-name="T4">scripting repetitive tasks</text:span></text:p>
              </text:list-item>
              <text:list-item>
                <text:p><text:span text:style-name="T4">one-off tasks I need to get done quickly, like parsing a CSV</text:span></text:p>
              </text:list-item>
              <text:list-item>
                <text:p><text:span text:style-name="T4">building tools for building tools: code checkers, testers, etc.</text:span></text:p>
              </text:list-item>
              <text:list-item>
                <text:p><text:span text:style-name="T4">analyzing benchmark res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ing proficiency: understand core constructs (program structure, variables, control flow, data structures), the most common idioms, and library documentation</text:p>
              </text:list-item>
              <text:list-item>
                <text:p>Writing proficiency: approach common data analysis tasks with confidence</text:p>
              </text:list-item>
              <text:list-item>
                <text:p>Solve problems that are relevant to you in your field</text:p>
                <text:list>
                  <text:list-item>
                    <text:p>Having your own concrete goals is the best way to learn a practical skill like program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on-goals</text:p>
          </draw:text-box>
        </draw:frame>
        <draw:frame presentation:style-name="pr4" draw:text-style-name="P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dvanced idioms and program structures</text:p>
              </text:list-item>
              <text:list-item>
                <text:p>Trying every available library</text:p>
                <text:list>
                  <text:list-item>
                    <text:p>Learn how to read library documentation and/or code and you can learn how to use almost any library quickly. Most Python libraries are designed similarly („Pythonic“).</text:p>
                  </text:list-item>
                  <text:list-item>
                    <text:p>Check the Python standard library documentation (http://python.org/doc/) and the Python Package Index (http://pypi.python.org).</text:p>
                  </text:list-item>
                </text:list>
              </text:list-item>
              <text:list-item>
                <text:p>Optimizations</text:p>
                <text:list>
                  <text:list-item>
                    <text:p>Learn how to write correct code, then learn how to make it faster.</text:p>
                  </text:list-item>
                </text:list>
              </text:list-item>
              <text:list-item>
                <text:p>Computer Science theory and abstractions</text:p>
                <text:list>
                  <text:list-item>
                    <text:p>Not that interesting, anyway.</text:p>
                  </text:list-item>
                </text:list>
              </text:list-item>
              <text:list-item>
                <text:p>Python 3</text:p>
                <text:list>
                  <text:list-item>
                    <text:p>Still not as common as Python 2, especially in terms of libraries.</text:p>
                  </text:list-item>
                  <text:list-item>
                    <text:p>Straightforward to transition from Python 2 to Python 3 but not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I'll be available after the session.</text:p>
            <text:p/>
            <text:p>Or you can email me at mail@minorgordon.net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31:34.548000000</meta:creation-date>
    <dc:date>2014-02-16T15:03:21.727000000</dc:date>
    <meta:editing-duration>PT1H48S</meta:editing-duration>
    <meta:editing-cycles>80</meta:editing-cycles>
    <meta:generator>LibreOffice/4.2.0.4$Windows_x86 LibreOffice_project/05dceb5d363845f2cf968344d7adab8dcfb2ba71</meta:generator>
    <meta:document-statistic meta:object-count="53"/>
  </office:meta>
</office:document-meta>
</file>